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20pt"/>
    </style:style>
    <style:style style:name="P6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20pt"/>
    </style:style>
    <style:style style:name="P7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20pt"/>
    </style:style>
    <style:style style:name="P8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20pt"/>
    </style:style>
    <style:style style:name="P9" style:parent-style-name="Standard" style:list-style-name="LFO3" style:family="paragraph">
      <style:text-properties fo:font-weight="bold" style:font-weight-asian="bold" style:font-weight-complex="bold" fo:font-size="16pt" style:font-size-asian="16pt" style:font-size-complex="2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list-style-name="LFO2" style:family="paragraph">
      <style:text-properties fo:font-weight="bold" style:font-weight-asian="bold" style:font-weight-complex="bold"/>
    </style:style>
    <style:style style:name="P2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8" style:parent-style-name="Standard" style:list-style-name="LFO2" style:family="paragraph"/>
    <style:style style:name="P29" style:parent-style-name="Standard" style:family="paragraph">
      <style:paragraph-properties fo:margin-left="1in" fo:text-indent="0.477in">
        <style:tab-stops/>
      </style:paragraph-properties>
      <style:text-properties fo:font-weight="bold" style:font-weight-asian="bold" style:font-weight-complex="bold"/>
    </style:style>
    <style:style style:name="P30" style:parent-style-name="Standard" style:family="paragraph">
      <style:paragraph-properties fo:margin-left="1in" fo:text-indent="0.477in">
        <style:tab-stops/>
      </style:paragraph-properties>
      <style:text-properties fo:font-weight="bold" style:font-weight-asian="bold" style:font-weight-complex="bold"/>
    </style:style>
    <style:style style:name="P31" style:parent-style-name="Standard" style:family="paragraph">
      <style:paragraph-properties fo:margin-left="1in" fo:text-indent="0.477in">
        <style:tab-stops/>
      </style:paragraph-properties>
    </style:style>
    <style:style style:name="P32" style:parent-style-name="Standard" style:list-style-name="LFO4" style:family="paragraph"/>
    <style:style style:name="P33" style:parent-style-name="Standard" style:list-style-name="LFO4" style:family="paragraph"/>
    <style:style style:name="P34" style:parent-style-name="Standard" style:list-style-name="LFO4" style:family="paragraph"/>
    <style:style style:name="P3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list-style-name="LFO2" style:family="paragraph">
      <style:text-properties fo:font-weight="bold" style:font-weight-asian="bold" style:font-weight-complex="bold"/>
    </style:style>
    <style:style style:name="P3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" style:parent-style-name="Standard" style:list-style-name="LFO2" style:family="paragraph">
      <style:text-properties fo:font-weight="bold" style:font-weight-asian="bold" style:font-weight-complex="bold"/>
    </style:style>
    <style:style style:name="P39" style:parent-style-name="Standard" style:list-style-name="LFO2" style:family="paragraph"/>
    <style:style style:name="P40" style:parent-style-name="ParágrafodaLista" style:family="paragraph">
      <style:text-properties fo:font-weight="bold" style:font-weight-asian="bold" style:font-weight-complex="bold"/>
    </style:style>
    <style:style style:name="P41" style:parent-style-name="Standard" style:list-style-name="LFO2" style:family="paragraph"/>
    <style:style style:name="T42" style:parent-style-name="Tipodeletrapredefinidodoparágrafo" style:family="text">
      <style:text-properties fo:font-weight="bold" style:font-weight-asian="bold" style:font-weight-complex="bold"/>
    </style:style>
    <style:style style:name="T43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46" style:parent-style-name="Standard" style:list-style-name="LFO6" style:family="paragraph"/>
    <style:style style:name="P47" style:parent-style-name="Standard" style:list-style-name="LFO6" style:family="paragraph"/>
    <style:style style:name="P48" style:parent-style-name="Standard" style:list-style-name="LFO6" style:family="paragraph"/>
    <style:style style:name="P49" style:parent-style-name="Standard" style:list-style-name="LFO6" style:family="paragraph"/>
  </office:automatic-styles>
  <office:body>
    <office:text text:use-soft-page-breaks="true">
      <text:p text:style-name="P1">PECI 2024/25</text:p>
      <text:p text:style-name="P2">Aula Teórica<text:s/>(25/10/2024)</text:p>
      <text:p text:style-name="Standard"/>
      <text:p text:style-name="Standard"/>
      <text:p text:style-name="P3">METODOLOGIA:</text:p>
      <text:p text:style-name="P4"/>
      <text:list text:style-name="LFO3" text:continue-numbering="true">
        <text:list-item>
          <text:p text:style-name="P5">Personas</text:p>
        </text:list-item>
        <text:list-item>
          <text:p text:style-name="P6">Cenários</text:p>
        </text:list-item>
        <text:list-item>
          <text:p text:style-name="P7">Requisitos</text:p>
        </text:list-item>
        <text:list-item>
          <text:p text:style-name="P8">Protótipos</text:p>
        </text:list-item>
        <text:list-item>
          <text:p text:style-name="P9">Inquérito presencial</text:p>
        </text:list-item>
      </text:list>
      <text:p text:style-name="Standard"/>
      <text:p text:style-name="Standard"/>
      <text:p text:style-name="P10">IDEIAS PARA O NOSSO PROJECTO:</text:p>
      <text:p text:style-name="P11"/>
      <text:list text:style-name="LFO1" text:continue-numbering="true">
        <text:list-item>
          <text:p text:style-name="P12">Funcionalidades Principais.</text:p>
        </text:list-item>
        <text:list-item>
          <text:p text:style-name="P13">Usabilidade SUS (System Usability Scale).</text:p>
        </text:list-item>
        <text:list-item>
          <text:p text:style-name="P14">Demo Vídeo (animação).</text:p>
        </text:list-item>
        <text:list-item>
          <text:p text:style-name="P15">Demo de implementação.</text:p>
        </text:list-item>
        <text:list-item>
          <text:p text:style-name="P16">Tirar foto da nossa equipa e por no site e nos vídeos de apresentação.</text:p>
        </text:list-item>
        <text:list-item>
          <text:p text:style-name="P17">Comprar domínio barato para o nosso projeto.</text:p>
        </text:list-item>
        <text:list-item>
          <text:p text:style-name="P18">Botão de emergência para banhistas.</text:p>
        </text:list-item>
        <text:list-item>
          <text:p text:style-name="P19">“Barco Telecomandado” para resgate</text:p>
        </text:list-item>
        <text:list-item>
          <text:p text:style-name="P20">Secção de apresentação PowerPoint “O que aprendemos”</text:p>
        </text:list-item>
        <text:list-item>
          <text:p text:style-name="P21">Satelite Starlink<text:s/>(comunicação por satélite)</text:p>
        </text:list-item>
        <text:list-item>
          <text:p text:style-name="P22">Camaras para distância</text:p>
        </text:list-item>
        <text:list-item>
          <text:p text:style-name="P23">USRP (5G para utilizadores)</text:p>
        </text:list-item>
      </text:list>
      <text:p text:style-name="Standard"/>
      <text:p text:style-name="P24">Dicas do professor Aguiar:</text:p>
      <text:p text:style-name="P25"/>
      <text:list text:style-name="LFO2" text:continue-numbering="true">
        <text:list-item>
          <text:p text:style-name="P26">Começar o quanto antes:</text:p>
        </text:list-item>
      </text:list>
      <text:p text:style-name="P27"/>
      <text:list text:style-name="LFO2" text:continue-numbering="true">
        <text:list-item>
          <text:list>
            <text:list-item>
              <text:list>
                <text:list-item>
                  <text:p text:style-name="P28">Há várias tarefas que não podem ser “rushed”.<text:s/></text:p>
                </text:list-item>
              </text:list>
            </text:list-item>
          </text:list>
        </text:list-item>
      </text:list>
      <text:p text:style-name="P29">Ex.:<text:s/></text:p>
      <text:p text:style-name="P30"/>
      <text:p text:style-name="P31">As seguintes tarefas demoram mais de 1 semana</text:p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Desenho</text:p>
                            </text:list-item>
                            <text:list-item>
                              <text:p text:style-name="P33">Tomadas de decisão fulcrais</text:p>
                            </text:list-item>
                            <text:list-item>
                              <text:p text:style-name="P34">Arquitec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text:style-name="LFO2" text:continue-numbering="true">
        <text:list-item>
          <text:p text:style-name="P36">Produtos modulares são melhores para escalar!</text:p>
        </text:list-item>
      </text:list>
      <text:p text:style-name="P37"/>
      <text:list text:style-name="LFO2" text:continue-numbering="true">
        <text:list-item>
          <text:p text:style-name="P38">Não reinventar a Roda:</text:p>
          <text:list text:continue-numbering="true">
            <text:list-item>
              <text:p text:style-name="P39">Existem outros projetos académicos que podem ter já coisas que podem ser aproveitadas pelo nosso projeto.</text:p>
            </text:list-item>
          </text:list>
        </text:list-item>
      </text:list>
      <text:p text:style-name="P40"/>
      <text:list text:style-name="LFO2" text:continue-numbering="true">
        <text:list-item>
          <text:p text:style-name="P41"><text:span text:style-name="T42">Escolhas na arquitetura<text:s/></text:span><text:span text:style-name="T43">DEVEM ser justificáveis</text:span><text:span text:style-name="T44">:</text:span></text:p>
        </text:list-item>
      </text:list>
      <text:p text:style-name="P45"/>
      <text:list text:style-name="LFO6" text:continue-numbering="true">
        <text:list-item>
          <text:list>
            <text:list-item>
              <text:p text:style-name="P46">Cliente pediu para ser assim</text:p>
            </text:list-item>
            <text:list-item>
              <text:p text:style-name="P47">Razões de performance</text:p>
            </text:list-item>
            <text:list-item>
              <text:p text:style-name="P48">Razões de longevidade</text:p>
            </text:list-item>
            <text:list-item>
              <text:p text:style-name="P49">Etc…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Noto Serif CJK SC" style:font-name-complex="Noto Sans Devanagari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)</number:text>
      <number:num-list-label text:level="2"/>
      <number:text>%2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ao Vieira</dc:creator>
    <meta:creation-date>2024-10-15T10:17:00Z</meta:creation-date>
    <dc:date>2024-10-30T00:16:00Z</dc:date>
    <meta:template xlink:href="Normal" xlink:type="simple"/>
    <meta:editing-cycles>2</meta:editing-cycles>
    <meta:editing-duration>PT1860S</meta:editing-duration>
    <meta:document-statistic meta:page-count="2" meta:paragraph-count="2" meta:word-count="173" meta:character-count="1108" meta:row-count="7" meta:non-whitespace-character-count="937"/>
  </office:meta>
</office:document-meta>
</file>